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92in"/>
    </style:style>
    <style:style style:name="co2" style:family="table-column">
      <style:table-column-properties fo:break-before="auto" style:column-width="0.875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244in"/>
    </style:style>
    <style:style style:name="co9" style:family="table-column">
      <style:table-column-properties fo:break-before="auto" style:column-width="0.8429in"/>
    </style:style>
    <style:style style:name="co10" style:family="table-column">
      <style:table-column-properties fo:break-before="auto" style:column-width="3.2354in"/>
    </style:style>
    <style:style style:name="co11" style:family="table-column">
      <style:table-column-properties fo:break-before="auto" style:column-width="0.7335in"/>
    </style:style>
    <style:style style:name="co12" style:family="table-column">
      <style:table-column-properties fo:break-before="auto" style:column-width="0.7445in"/>
    </style:style>
    <style:style style:name="co13" style:family="table-column">
      <style:table-column-properties fo:break-before="auto" style:column-width="0.690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7665in"/>
    </style:style>
    <style:style style:name="co16" style:family="table-column">
      <style:table-column-properties fo:break-before="auto" style:column-width="0.8209in"/>
    </style:style>
    <style:style style:name="co17" style:family="table-column">
      <style:table-column-properties fo:break-before="auto" style:column-width="0.548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1.1709in"/>
    </style:style>
    <style:style style:name="co20" style:family="table-column">
      <style:table-column-properties fo:break-before="auto" style:column-width="1.0283in"/>
    </style:style>
    <style:style style:name="co21" style:family="table-column">
      <style:table-column-properties fo:break-before="auto" style:column-width="1.3563in"/>
    </style:style>
    <style:style style:name="co22" style:family="table-column">
      <style:table-column-properties fo:break-before="auto" style:column-width="1.6516in"/>
    </style:style>
    <style:style style:name="co23" style:family="table-column">
      <style:table-column-properties fo:break-before="auto" style:column-width="0.9957in"/>
    </style:style>
    <style:style style:name="co24" style:family="table-column">
      <style:table-column-properties fo:break-before="auto" style:column-width="0.8102in"/>
    </style:style>
    <style:style style:name="co25" style:family="table-column">
      <style:table-column-properties fo:break-before="auto" style:column-width="0.7772in"/>
    </style:style>
    <style:style style:name="co26" style:family="table-column">
      <style:table-column-properties fo:break-before="auto" style:column-width="0.9846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0.428in"/>
    </style:style>
    <style:style style:name="co31" style:family="table-column">
      <style:table-column-properties fo:break-before="auto" style:column-width="0.6571in"/>
    </style:style>
    <style:style style:name="co32" style:family="table-column">
      <style:table-column-properties fo:break-before="auto" style:column-width="0.5693in"/>
    </style:style>
    <style:style style:name="co33" style:family="table-column">
      <style:table-column-properties fo:break-before="auto" style:column-width="0.5264in"/>
    </style:style>
    <style:style style:name="co34" style:family="table-column">
      <style:table-column-properties fo:break-before="auto" style:column-width="0.8972in"/>
    </style:style>
    <style:style style:name="co35" style:family="table-column">
      <style:table-column-properties fo:break-before="auto" style:column-width="0.9744in"/>
    </style:style>
    <style:style style:name="co36" style:family="table-column">
      <style:table-column-properties fo:break-before="auto" style:column-width="0.9307in"/>
    </style:style>
    <style:style style:name="co37" style:family="table-column">
      <style:table-column-properties fo:break-before="auto" style:column-width="0.7008in"/>
    </style:style>
    <style:style style:name="co38" style:family="table-column">
      <style:table-column-properties fo:break-before="auto" style:column-width="1.0484in"/>
    </style:style>
    <style:style style:name="co3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master-pv_pn-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2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PNID</text:p>
          </table:table-cell>
          <table:table-cell office:value-type="string" calcext:value-type="string">
            <text:p>PNIDToLNK</text:p>
          </table:table-cell>
          <table:table-cell office:value-type="string" calcext:value-type="string">
            <text:p>PNUNID</text:p>
          </table:table-cell>
          <table:table-cell office:value-type="string" calcext:value-type="string">
            <text:p>PNTabParentID</text:p>
          </table:table-cell>
          <table:table-cell office:value-type="string" calcext:value-type="string">
            <text:p>PNPrefix</text:p>
          </table:table-cell>
          <table:table-cell office:value-type="string" calcext:value-type="string">
            <text:p>PNPartNumber</text:p>
          </table:table-cell>
          <table:table-cell office:value-type="string" calcext:value-type="string">
            <text:p>PNSuffix</text:p>
          </table:table-cell>
          <table:table-cell office:value-type="string" calcext:value-type="string">
            <text:p>PNType</text:p>
          </table:table-cell>
          <table:table-cell office:value-type="string" calcext:value-type="string">
            <text:p>PNRevision</text:p>
          </table:table-cell>
          <table:table-cell office:value-type="string" calcext:value-type="string">
            <text:p>PNTitle</text:p>
          </table:table-cell>
          <table:table-cell office:value-type="string" calcext:value-type="string">
            <text:p>PNDetail</text:p>
          </table:table-cell>
          <table:table-cell office:value-type="string" calcext:value-type="string">
            <text:p>PNStatus</text:p>
          </table:table-cell>
          <table:table-cell office:value-type="string" calcext:value-type="string">
            <text:p>PNReqBy</text:p>
          </table:table-cell>
          <table:table-cell office:value-type="string" calcext:value-type="string">
            <text:p>PNNotes</text:p>
          </table:table-cell>
          <table:table-cell office:value-type="string" calcext:value-type="string">
            <text:p>PNUser1</text:p>
          </table:table-cell>
          <table:table-cell office:value-type="string" calcext:value-type="string">
            <text:p>PNUser2</text:p>
          </table:table-cell>
          <table:table-cell office:value-type="string" calcext:value-type="string">
            <text:p>PNUser3</text:p>
          </table:table-cell>
          <table:table-cell office:value-type="string" calcext:value-type="string">
            <text:p>PNUser4</text:p>
          </table:table-cell>
          <table:table-cell office:value-type="string" calcext:value-type="string">
            <text:p>PNUser5</text:p>
          </table:table-cell>
          <table:table-cell office:value-type="string" calcext:value-type="string">
            <text:p>PNUser6</text:p>
          </table:table-cell>
          <table:table-cell office:value-type="string" calcext:value-type="string">
            <text:p>PNUser7</text:p>
          </table:table-cell>
          <table:table-cell office:value-type="string" calcext:value-type="string">
            <text:p>PNUser8</text:p>
          </table:table-cell>
          <table:table-cell office:value-type="string" calcext:value-type="string">
            <text:p>PNUser9</text:p>
          </table:table-cell>
          <table:table-cell office:value-type="string" calcext:value-type="string">
            <text:p>PNUser10</text:p>
          </table:table-cell>
          <table:table-cell office:value-type="string" calcext:value-type="string">
            <text:p>PNDate</text:p>
          </table:table-cell>
          <table:table-cell office:value-type="string" calcext:value-type="string">
            <text:p>PNTab</text:p>
          </table:table-cell>
          <table:table-cell office:value-type="string" calcext:value-type="string">
            <text:p>PNControlled</text:p>
          </table:table-cell>
          <table:table-cell office:value-type="string" calcext:value-type="string">
            <text:p>PNAux1</text:p>
          </table:table-cell>
          <table:table-cell office:value-type="string" calcext:value-type="string">
            <text:p>PNQty</text:p>
          </table:table-cell>
          <table:table-cell office:value-type="string" calcext:value-type="string">
            <text:p>PNQty2</text:p>
          </table:table-cell>
          <table:table-cell office:value-type="string" calcext:value-type="string">
            <text:p>PNCostChanged</text:p>
          </table:table-cell>
          <table:table-cell office:value-type="string" calcext:value-type="string">
            <text:p>PNParentCost</text:p>
          </table:table-cell>
          <table:table-cell office:value-type="string" calcext:value-type="string">
            <text:p>PNExpandList</text:p>
          </table:table-cell>
          <table:table-cell office:value-type="string" calcext:value-type="string">
            <text:p>PNAssyCostOption</text:p>
          </table:table-cell>
          <table:table-cell office:value-type="string" calcext:value-type="string">
            <text:p>PNInclAssyOnPurchList</text:p>
          </table:table-cell>
          <table:table-cell office:value-type="string" calcext:value-type="string">
            <text:p>PNMadeFrom</text:p>
          </table:table-cell>
          <table:table-cell office:value-type="string" calcext:value-type="string">
            <text:p>PNMinStockQty</text:p>
          </table:table-cell>
          <table:table-cell office:value-type="string" calcext:value-type="string">
            <text:p>PNOrderToMaintain</text:p>
          </table:table-cell>
          <table:table-cell office:value-type="string" calcext:value-type="string">
            <text:p>PNOnECO</text:p>
          </table:table-cell>
          <table:table-cell office:value-type="string" calcext:value-type="string">
            <text:p>PNOverKit</text:p>
          </table:table-cell>
          <table:table-cell office:value-type="string" calcext:value-type="string">
            <text:p>PNOverKitQty</text:p>
          </table:table-cell>
          <table:table-cell office:value-type="string" calcext:value-type="string">
            <text:p>PNOverKitBy</text:p>
          </table:table-cell>
          <table:table-cell office:value-type="string" calcext:value-type="string">
            <text:p>PNOverKitFor</text:p>
          </table:table-cell>
          <table:table-cell office:value-type="string" calcext:value-type="string">
            <text:p>PNCurrentCost</text:p>
          </table:table-cell>
          <table:table-cell office:value-type="string" calcext:value-type="string">
            <text:p>PNLastRollupCost</text:p>
          </table:table-cell>
          <table:table-cell office:value-type="string" calcext:value-type="string">
            <text:p>PNUSRID</text:p>
          </table:table-cell>
          <table:table-cell office:value-type="string" calcext:value-type="string">
            <text:p>PNUserLock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000001" calcext:value-type="float">
            <text:p>60000001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Y,FIELD SPARES,AIRCRAFT WIRELE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11"/>
          <table:table-cell office:value-type="string" calcext:value-type="string">
            <text:p>2013-05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00002" calcext:value-type="float">
            <text:p>10000002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L,AIRCRAFT WIRELE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DETAIL</text:p>
          </table:table-cell>
          <table:table-cell table:number-columns-repeated="2"/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.00000000e+0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0000000000000000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00003" calcext:value-type="float">
            <text:p>10000003</text:p>
          </table:table-cell>
          <table:table-cell/>
          <table:table-cell office:value-type="string" calcext:value-type="string">
            <text:p>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Y,MKTG,AIRCRAFT WIRELE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. Sharp</text:p>
          </table:table-cell>
          <table:table-cell table:number-columns-repeated="6"/>
          <table:table-cell office:value-type="string" calcext:value-type="string">
            <text:p>FIN</text:p>
          </table:table-cell>
          <table:table-cell table:number-columns-repeated="2"/>
          <table:table-cell office:value-type="string" calcext:value-type="string">
            <text:p>FINGOO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.00000000e+0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00000000000000e+00</text:p>
          </table:table-cell>
          <table:table-cell office:value-type="string" calcext:value-type="string">
            <text:p>3.3399999999999999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00001" calcext:value-type="float">
            <text:p>20000001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,830UH,AIRCRAFT WIRELE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ASSY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.00000000e+0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7.5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00002" calcext:value-type="float">
            <text:p>20000002</text:p>
          </table:table-cell>
          <table:table-cell/>
          <table:table-cell office:value-type="string" calcext:value-type="string">
            <text:p>DW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,AIRCRAFT WIRELE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410000000000002e+02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00003" calcext:value-type="float">
            <text:p>20000003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A,AIRCRAFT WIRELE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ASSY</text:p>
          </table:table-cell>
          <table:table-cell table:number-columns-repeated="2"/>
          <table:table-cell office:value-type="string" calcext:value-type="string">
            <text:p>ELEC-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.00000000e+0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0000000000000000e+00</text:p>
          </table:table-cell>
          <table:table-cell office:value-type="string" calcext:value-type="string">
            <text:p>7.5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00001" calcext:value-type="float">
            <text:p>10000001</text:p>
          </table:table-cell>
          <table:table-cell/>
          <table:table-cell office:value-type="string" calcext:value-type="string">
            <text:p>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Y,AIRCRAFT WIRELE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FIN</text:p>
          </table:table-cell>
          <table:table-cell table:number-columns-repeated="2"/>
          <table:table-cell office:value-type="string" calcext:value-type="string">
            <text:p>FINGOO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.00000000e+0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00000000000000e+00</text:p>
          </table:table-cell>
          <table:table-cell office:value-type="string" calcext:value-type="string">
            <text:p>7.5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000001" calcext:value-type="float">
            <text:p>50000001</text:p>
          </table:table-cell>
          <table:table-cell/>
          <table:table-cell office:value-type="string" calcext:value-type="string">
            <text:p>DW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,USER,AIRCRAFT WIRELE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. Sharp</text:p>
          </table:table-cell>
          <table:table-cell table:number-columns-repeated="6"/>
          <table:table-cell office:value-type="string" calcext:value-type="string">
            <text:p>FIN</text:p>
          </table:table-cell>
          <table:table-cell table:number-columns-repeated="2"/>
          <table:table-cell office:value-type="string" calcext:value-type="string">
            <text:p>DO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00001" calcext:value-type="float">
            <text:p>80000001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X,IP54,4.74X3.13X2.17",ALUM,BLK,SCREW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RAW</text:p>
          </table:table-cell>
          <table:table-cell table:number-columns-repeated="2"/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4900000000000000e+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00002" calcext:value-type="float">
            <text:p>80000002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OFF,HEX,4-40,0.75"L,NYLO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MECH-H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8.30000000e+01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160000000000000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00003" calcext:value-type="float">
            <text:p>80000003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EW,MACHINE,PHIL,4-40X1/4,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MECH-H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.00000000e+02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1299999999999999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00004" calcext:value-type="float">
            <text:p>80000004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ER,FLAT,4-4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MECH-H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3.00000000e+02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2500000000000001e-02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00005" calcext:value-type="float">
            <text:p>80000005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X,SHIPPING,5X4X2,CARDBOARD,WHIT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J. Sharp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SHI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.5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0000000000000000e+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00006" calcext:value-type="float">
            <text:p>80000006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DOFF,HEX,4-40,0.5"L,ALU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MECH-H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7.9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1899999999999998e-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00007" calcext:value-type="float">
            <text:p>80000007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ER,LOCK,#4,INTERNAL TOOT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MECH-H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.20000000e+02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6999999999999997e-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0000001" calcext:value-type="float">
            <text:p>90000001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RE,MAGNET,38AWG,POL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RAW</text:p>
          </table:table-cell>
          <table:table-cell table:number-columns-repeated="2"/>
          <table:table-cell office:value-type="string" calcext:value-type="string">
            <text:p>ELEC-W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.00000000e+03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5483000000000001e+02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02" calcext:value-type="float">
            <text:p>90000002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,FERRITE ROD,1/4IN X 4IN,MATL=6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DETAIL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6.00000000e+0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0000000000000000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0000003" calcext:value-type="float">
            <text:p>90000003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PE,ELECTRICAL,3/4",BLUE,VINY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RAW</text:p>
          </table:table-cell>
          <table:table-cell table:number-columns-repeated="2"/>
          <table:table-cell office:value-type="string" calcext:value-type="string">
            <text:p>SHOPS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.4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6200000000000001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04" calcext:value-type="float">
            <text:p>90000004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,PHONE,F,MONO,PCB,3.5M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3240000000000000e-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05" calcext:value-type="float">
            <text:p>90000005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V,150-230PF,TOP ADJUST,PC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1740000000000000e+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06" calcext:value-type="float">
            <text:p>90000006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O,SIG,GERM,0A95,AXIAL,D0-7,GLAS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6699999999999995e-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07" calcext:value-type="float">
            <text:p>90000007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,ELEC,10UF,16V,20%,RADIAL,ROH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8999999999999997e-02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08" calcext:value-type="float">
            <text:p>90000008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,CER,33PF,100V,10%,RADIAL,ROH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1375000000000000e-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09" calcext:value-type="float">
            <text:p>90000009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,CER,3300PF,100V,10%,RADIAL,ROH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1479999999999998e-02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10" calcext:value-type="float">
            <text:p>90000010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,AXIAL,2.0M,0.4W,1%,MF,ROH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1879999999999998e-02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11" calcext:value-type="float">
            <text:p>90000011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,AXIAL,5.6M,0.4W,1%,MF,ROH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4999999999999997e-02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12" calcext:value-type="float">
            <text:p>90000012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PH,MONO,HI-Z,3.5M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M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.20000000e+01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3431999999999999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0000013" calcext:value-type="float">
            <text:p>90000013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RE,SOLID,18AWG,WHITE,POL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RAW</text:p>
          </table:table-cell>
          <table:table-cell table:number-columns-repeated="2"/>
          <table:table-cell office:value-type="string" calcext:value-type="string">
            <text:p>ELEC-W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.20000000e+02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6839999999999999e-03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14" calcext:value-type="float">
            <text:p>90000014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,BINDING POST BANANA,INSUL,GR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N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.50000000e+01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899999999999999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15" calcext:value-type="float">
            <text:p>90000015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,BINDING POST BANANA,INSUL,YE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N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.50000000e+01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3999999999999999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16" calcext:value-type="float">
            <text:p>90000016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,RING,16-22AWG,#4,RE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BOF</text:p>
          </table:table-cell>
          <table:table-cell table:number-columns-repeated="2"/>
          <table:table-cell office:value-type="string" calcext:value-type="string">
            <text:p>ELEC-CON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.80000000e+01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2100000000000000e+00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17" calcext:value-type="float">
            <text:p>90000017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RE,STRANDED,16AWG,GREEN,POL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RAW</text:p>
          </table:table-cell>
          <table:table-cell table:number-columns-repeated="2"/>
          <table:table-cell office:value-type="string" calcext:value-type="string">
            <text:p>ELEC-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.00000000e+02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500000000000000e+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000018" calcext:value-type="float">
            <text:p>90000018</text:p>
          </table:table-cell>
          <table:table-cell/>
          <table:table-cell office:value-type="string" calcext:value-type="string">
            <text:p>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RE,STRANDED,16AWG,YELLOW,POL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. Jenks</text:p>
          </table:table-cell>
          <table:table-cell table:number-columns-repeated="6"/>
          <table:table-cell office:value-type="string" calcext:value-type="string">
            <text:p>RAW</text:p>
          </table:table-cell>
          <table:table-cell table:number-columns-repeated="2"/>
          <table:table-cell office:value-type="string" calcext:value-type="string">
            <text:p>ELEC-W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3-01-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.75000000e+02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00000000e+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5500000000000000e+01</text:p>
          </table:table-cell>
          <table:table-cell office:value-type="string" calcext:value-type="string">
            <text:p>0.0000000000000000e+0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master-pv_pl-5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PLID</text:p>
          </table:table-cell>
          <table:table-cell office:value-type="string" calcext:value-type="string">
            <text:p>PLListID</text:p>
          </table:table-cell>
          <table:table-cell office:value-type="string" calcext:value-type="string">
            <text:p>PLPartID</text:p>
          </table:table-cell>
          <table:table-cell office:value-type="string" calcext:value-type="string">
            <text:p>PLItem</text:p>
          </table:table-cell>
          <table:table-cell office:value-type="string" calcext:value-type="string">
            <text:p>PLQty</text:p>
          </table:table-cell>
          <table:table-cell office:value-type="string" calcext:value-type="string">
            <text:p>PLRefMemo</text:p>
          </table:table-cell>
          <table:table-cell office:value-type="string" calcext:value-type="string">
            <text:p>PLRefText</text:p>
          </table:table-cell>
          <table:table-cell office:value-type="string" calcext:value-type="string">
            <text:p>PLAssyOrder</text:p>
          </table:table-cell>
          <table:table-cell office:value-type="string" calcext:value-type="string">
            <text:p>PLAssySpec</text:p>
          </table:table-cell>
          <table:table-cell office:value-type="string" calcext:value-type="string">
            <text:p>PLMFRPNID</text:p>
          </table:table-cell>
          <table:table-cell office:value-type="string" calcext:value-type="string">
            <text:p>PLMFRID</text:p>
          </table:table-cell>
          <table:table-cell office:value-type="string" calcext:value-type="string">
            <text:p>PLSUID</text:p>
          </table:table-cell>
          <table:table-cell office:value-type="string" calcext:value-type="string">
            <text:p>PLLNK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C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46" calcext:value-type="float">
            <text:p>84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openerp" table:style-name="ta1" table:print="false">
        <table:table-column table:style-name="co38" table:number-columns-repeated="2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External ID</text:p>
          </table:table-cell>
          <table:table-cell office:value-type="string" calcext:value-type="string">
            <text:p>Internal 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table:formula="of:=[$'master-pv_pn-5'.A2]" office:value-type="float" office:value="33" calcext:value-type="float">
            <text:p>33</text:p>
          </table:table-cell>
          <table:table-cell table:formula="of:=[$'master-pv_pn-5'.F2]" office:value-type="float" office:value="60000001" calcext:value-type="float">
            <text:p>60000001</text:p>
          </table:table-cell>
          <table:table-cell table:formula="of:=IF([$'master-pv_pn-5'.N2]=0;&quot;&quot;;[$'master-pv_pn-5'.N2])">
            <text:p/>
          </table:table-cell>
          <table:table-cell table:formula="of:=[$'master-pv_pn-5'.J2]" office:value-type="string" office:string-value="ASSY,FIELD SPARES,AIRCRAFT WIRELESS" calcext:value-type="string">
            <text:p>ASSY,FIELD SPARES,AIRCRAFT WIRELESS</text:p>
          </table:table-cell>
        </table:table-row>
        <table:table-row table:style-name="ro2">
          <table:table-cell table:formula="of:=[$'master-pv_pn-5'.A3]" office:value-type="float" office:value="20" calcext:value-type="float">
            <text:p>20</text:p>
          </table:table-cell>
          <table:table-cell table:formula="of:=[$'master-pv_pn-5'.F3]" office:value-type="float" office:value="10000002" calcext:value-type="float">
            <text:p>10000002</text:p>
          </table:table-cell>
          <table:table-cell table:formula="of:=IF([$'master-pv_pn-5'.N3]=0;&quot;&quot;;[$'master-pv_pn-5'.N3])">
            <text:p/>
          </table:table-cell>
          <table:table-cell table:formula="of:=[$'master-pv_pn-5'.J3]" office:value-type="string" office:string-value="ENCL,AIRCRAFT WIRELESS" calcext:value-type="string">
            <text:p>ENCL,AIRCRAFT WIRELESS</text:p>
          </table:table-cell>
        </table:table-row>
        <table:table-row table:style-name="ro2">
          <table:table-cell table:formula="of:=[$'master-pv_pn-5'.A4]" office:value-type="float" office:value="19" calcext:value-type="float">
            <text:p>19</text:p>
          </table:table-cell>
          <table:table-cell table:formula="of:=[$'master-pv_pn-5'.F4]" office:value-type="float" office:value="10000003" calcext:value-type="float">
            <text:p>10000003</text:p>
          </table:table-cell>
          <table:table-cell table:formula="of:=IF([$'master-pv_pn-5'.N4]=0;&quot;&quot;;[$'master-pv_pn-5'.N4])">
            <text:p/>
          </table:table-cell>
          <table:table-cell table:formula="of:=[$'master-pv_pn-5'.J4]" office:value-type="string" office:string-value="ASSY,MKTG,AIRCRAFT WIRELESS" calcext:value-type="string">
            <text:p>ASSY,MKTG,AIRCRAFT WIRELESS</text:p>
          </table:table-cell>
        </table:table-row>
        <table:table-row table:style-name="ro2">
          <table:table-cell table:formula="of:=[$'master-pv_pn-5'.A5]" office:value-type="float" office:value="3" calcext:value-type="float">
            <text:p>3</text:p>
          </table:table-cell>
          <table:table-cell table:formula="of:=[$'master-pv_pn-5'.F5]" office:value-type="float" office:value="20000001" calcext:value-type="float">
            <text:p>20000001</text:p>
          </table:table-cell>
          <table:table-cell table:formula="of:=IF([$'master-pv_pn-5'.N5]=0;&quot;&quot;;[$'master-pv_pn-5'.N5])">
            <text:p/>
          </table:table-cell>
          <table:table-cell table:formula="of:=[$'master-pv_pn-5'.J5]" office:value-type="string" office:string-value="IND,830UH,AIRCRAFT WIRELESS" calcext:value-type="string">
            <text:p>IND,830UH,AIRCRAFT WIRELESS</text:p>
          </table:table-cell>
        </table:table-row>
        <table:table-row table:style-name="ro2">
          <table:table-cell table:formula="of:=[$'master-pv_pn-5'.A6]" office:value-type="float" office:value="15" calcext:value-type="float">
            <text:p>15</text:p>
          </table:table-cell>
          <table:table-cell table:formula="of:=[$'master-pv_pn-5'.F6]" office:value-type="float" office:value="20000002" calcext:value-type="float">
            <text:p>20000002</text:p>
          </table:table-cell>
          <table:table-cell table:formula="of:=IF([$'master-pv_pn-5'.N6]=0;&quot;&quot;;[$'master-pv_pn-5'.N6])">
            <text:p/>
          </table:table-cell>
          <table:table-cell table:formula="of:=[$'master-pv_pn-5'.J6]" office:value-type="string" office:string-value="PCB,AIRCRAFT WIRELESS" calcext:value-type="string">
            <text:p>PCB,AIRCRAFT WIRELESS</text:p>
          </table:table-cell>
        </table:table-row>
        <table:table-row table:style-name="ro2">
          <table:table-cell table:formula="of:=[$'master-pv_pn-5'.A7]" office:value-type="float" office:value="2" calcext:value-type="float">
            <text:p>2</text:p>
          </table:table-cell>
          <table:table-cell table:formula="of:=[$'master-pv_pn-5'.F7]" office:value-type="float" office:value="20000003" calcext:value-type="float">
            <text:p>20000003</text:p>
          </table:table-cell>
          <table:table-cell table:formula="of:=IF([$'master-pv_pn-5'.N7]=0;&quot;&quot;;[$'master-pv_pn-5'.N7])">
            <text:p/>
          </table:table-cell>
          <table:table-cell table:formula="of:=[$'master-pv_pn-5'.J7]" office:value-type="string" office:string-value="PCA,AIRCRAFT WIRELESS" calcext:value-type="string">
            <text:p>PCA,AIRCRAFT WIRELESS</text:p>
          </table:table-cell>
        </table:table-row>
        <table:table-row table:style-name="ro2">
          <table:table-cell table:formula="of:=[$'master-pv_pn-5'.A8]" office:value-type="float" office:value="1" calcext:value-type="float">
            <text:p>1</text:p>
          </table:table-cell>
          <table:table-cell table:formula="of:=[$'master-pv_pn-5'.F8]" office:value-type="float" office:value="10000001" calcext:value-type="float">
            <text:p>10000001</text:p>
          </table:table-cell>
          <table:table-cell table:formula="of:=IF([$'master-pv_pn-5'.N8]=0;&quot;&quot;;[$'master-pv_pn-5'.N8])">
            <text:p/>
          </table:table-cell>
          <table:table-cell table:formula="of:=[$'master-pv_pn-5'.J8]" office:value-type="string" office:string-value="ASSY,AIRCRAFT WIRELESS" calcext:value-type="string">
            <text:p>ASSY,AIRCRAFT WIRELESS</text:p>
          </table:table-cell>
        </table:table-row>
        <table:table-row table:style-name="ro2">
          <table:table-cell table:formula="of:=[$'master-pv_pn-5'.A9]" office:value-type="float" office:value="6" calcext:value-type="float">
            <text:p>6</text:p>
          </table:table-cell>
          <table:table-cell table:formula="of:=[$'master-pv_pn-5'.F9]" office:value-type="float" office:value="50000001" calcext:value-type="float">
            <text:p>50000001</text:p>
          </table:table-cell>
          <table:table-cell table:formula="of:=IF([$'master-pv_pn-5'.N9]=0;&quot;&quot;;[$'master-pv_pn-5'.N9])">
            <text:p/>
          </table:table-cell>
          <table:table-cell table:formula="of:=[$'master-pv_pn-5'.J9]" office:value-type="string" office:string-value="DOC,USER,AIRCRAFT WIRELESS" calcext:value-type="string">
            <text:p>DOC,USER,AIRCRAFT WIRELESS</text:p>
          </table:table-cell>
        </table:table-row>
        <table:table-row table:style-name="ro2">
          <table:table-cell table:formula="of:=[$'master-pv_pn-5'.A10]" office:value-type="float" office:value="22" calcext:value-type="float">
            <text:p>22</text:p>
          </table:table-cell>
          <table:table-cell table:formula="of:=[$'master-pv_pn-5'.F10]" office:value-type="float" office:value="80000001" calcext:value-type="float">
            <text:p>80000001</text:p>
          </table:table-cell>
          <table:table-cell table:formula="of:=IF([$'master-pv_pn-5'.N10]=0;&quot;&quot;;[$'master-pv_pn-5'.N10])">
            <text:p/>
          </table:table-cell>
          <table:table-cell table:formula="of:=[$'master-pv_pn-5'.J10]" office:value-type="string" office:string-value="BOX,IP54,4.74X3.13X2.17&quot;,ALUM,BLK,SCREWS" calcext:value-type="string">
            <text:p>BOX,IP54,4.74X3.13X2.17",ALUM,BLK,SCREWS</text:p>
          </table:table-cell>
        </table:table-row>
        <table:table-row table:style-name="ro2">
          <table:table-cell table:formula="of:=[$'master-pv_pn-5'.A11]" office:value-type="float" office:value="27" calcext:value-type="float">
            <text:p>27</text:p>
          </table:table-cell>
          <table:table-cell table:formula="of:=[$'master-pv_pn-5'.F11]" office:value-type="float" office:value="80000002" calcext:value-type="float">
            <text:p>80000002</text:p>
          </table:table-cell>
          <table:table-cell table:formula="of:=IF([$'master-pv_pn-5'.N11]=0;&quot;&quot;;[$'master-pv_pn-5'.N11])">
            <text:p/>
          </table:table-cell>
          <table:table-cell table:formula="of:=[$'master-pv_pn-5'.J11]" office:value-type="string" office:string-value="STANDOFF,HEX,4-40,0.75&quot;L,NYLON" calcext:value-type="string">
            <text:p>STANDOFF,HEX,4-40,0.75"L,NYLON</text:p>
          </table:table-cell>
        </table:table-row>
        <table:table-row table:style-name="ro2">
          <table:table-cell table:formula="of:=[$'master-pv_pn-5'.A12]" office:value-type="float" office:value="28" calcext:value-type="float">
            <text:p>28</text:p>
          </table:table-cell>
          <table:table-cell table:formula="of:=[$'master-pv_pn-5'.F12]" office:value-type="float" office:value="80000003" calcext:value-type="float">
            <text:p>80000003</text:p>
          </table:table-cell>
          <table:table-cell table:formula="of:=IF([$'master-pv_pn-5'.N12]=0;&quot;&quot;;[$'master-pv_pn-5'.N12])">
            <text:p/>
          </table:table-cell>
          <table:table-cell table:formula="of:=[$'master-pv_pn-5'.J12]" office:value-type="string" office:string-value="SCREW,MACHINE,PHIL,4-40X1/4,SS" calcext:value-type="string">
            <text:p>SCREW,MACHINE,PHIL,4-40X1/4,SS</text:p>
          </table:table-cell>
        </table:table-row>
        <table:table-row table:style-name="ro2">
          <table:table-cell table:formula="of:=[$'master-pv_pn-5'.A13]" office:value-type="float" office:value="29" calcext:value-type="float">
            <text:p>29</text:p>
          </table:table-cell>
          <table:table-cell table:formula="of:=[$'master-pv_pn-5'.F13]" office:value-type="float" office:value="80000004" calcext:value-type="float">
            <text:p>80000004</text:p>
          </table:table-cell>
          <table:table-cell table:formula="of:=IF([$'master-pv_pn-5'.N13]=0;&quot;&quot;;[$'master-pv_pn-5'.N13])">
            <text:p/>
          </table:table-cell>
          <table:table-cell table:formula="of:=[$'master-pv_pn-5'.J13]" office:value-type="string" office:string-value="WASHER,FLAT,4-40" calcext:value-type="string">
            <text:p>WASHER,FLAT,4-40</text:p>
          </table:table-cell>
        </table:table-row>
        <table:table-row table:style-name="ro2">
          <table:table-cell table:formula="of:=[$'master-pv_pn-5'.A14]" office:value-type="float" office:value="21" calcext:value-type="float">
            <text:p>21</text:p>
          </table:table-cell>
          <table:table-cell table:formula="of:=[$'master-pv_pn-5'.F14]" office:value-type="float" office:value="80000005" calcext:value-type="float">
            <text:p>80000005</text:p>
          </table:table-cell>
          <table:table-cell table:formula="of:=IF([$'master-pv_pn-5'.N14]=0;&quot;&quot;;[$'master-pv_pn-5'.N14])">
            <text:p/>
          </table:table-cell>
          <table:table-cell table:formula="of:=[$'master-pv_pn-5'.J14]" office:value-type="string" office:string-value="BOX,SHIPPING,5X4X2,CARDBOARD,WHITE" calcext:value-type="string">
            <text:p>BOX,SHIPPING,5X4X2,CARDBOARD,WHITE</text:p>
          </table:table-cell>
        </table:table-row>
        <table:table-row table:style-name="ro2">
          <table:table-cell table:formula="of:=[$'master-pv_pn-5'.A15]" office:value-type="float" office:value="32" calcext:value-type="float">
            <text:p>32</text:p>
          </table:table-cell>
          <table:table-cell table:formula="of:=[$'master-pv_pn-5'.F15]" office:value-type="float" office:value="80000006" calcext:value-type="float">
            <text:p>80000006</text:p>
          </table:table-cell>
          <table:table-cell table:formula="of:=IF([$'master-pv_pn-5'.N15]=0;&quot;&quot;;[$'master-pv_pn-5'.N15])">
            <text:p/>
          </table:table-cell>
          <table:table-cell table:formula="of:=[$'master-pv_pn-5'.J15]" office:value-type="string" office:string-value="STANDOFF,HEX,4-40,0.5&quot;L,ALUM" calcext:value-type="string">
            <text:p>STANDOFF,HEX,4-40,0.5"L,ALUM</text:p>
          </table:table-cell>
        </table:table-row>
        <table:table-row table:style-name="ro2">
          <table:table-cell table:formula="of:=[$'master-pv_pn-5'.A16]" office:value-type="float" office:value="26" calcext:value-type="float">
            <text:p>26</text:p>
          </table:table-cell>
          <table:table-cell table:formula="of:=[$'master-pv_pn-5'.F16]" office:value-type="float" office:value="80000007" calcext:value-type="float">
            <text:p>80000007</text:p>
          </table:table-cell>
          <table:table-cell table:formula="of:=IF([$'master-pv_pn-5'.N16]=0;&quot;&quot;;[$'master-pv_pn-5'.N16])">
            <text:p/>
          </table:table-cell>
          <table:table-cell table:formula="of:=[$'master-pv_pn-5'.J16]" office:value-type="string" office:string-value="WASHER,LOCK,#4,INTERNAL TOOTH" calcext:value-type="string">
            <text:p>WASHER,LOCK,#4,INTERNAL TOOTH</text:p>
          </table:table-cell>
        </table:table-row>
        <table:table-row table:style-name="ro2">
          <table:table-cell table:formula="of:=[$'master-pv_pn-5'.A17]" office:value-type="float" office:value="16" calcext:value-type="float">
            <text:p>16</text:p>
          </table:table-cell>
          <table:table-cell table:formula="of:=[$'master-pv_pn-5'.F17]" office:value-type="float" office:value="90000001" calcext:value-type="float">
            <text:p>90000001</text:p>
          </table:table-cell>
          <table:table-cell table:formula="of:=IF([$'master-pv_pn-5'.N17]=0;&quot;&quot;;[$'master-pv_pn-5'.N17])">
            <text:p/>
          </table:table-cell>
          <table:table-cell table:formula="of:=[$'master-pv_pn-5'.J17]" office:value-type="string" office:string-value="WIRE,MAGNET,38AWG,POLY" calcext:value-type="string">
            <text:p>WIRE,MAGNET,38AWG,POLY</text:p>
          </table:table-cell>
        </table:table-row>
        <table:table-row table:style-name="ro2">
          <table:table-cell table:formula="of:=[$'master-pv_pn-5'.A18]" office:value-type="float" office:value="17" calcext:value-type="float">
            <text:p>17</text:p>
          </table:table-cell>
          <table:table-cell table:formula="of:=[$'master-pv_pn-5'.F18]" office:value-type="float" office:value="90000002" calcext:value-type="float">
            <text:p>90000002</text:p>
          </table:table-cell>
          <table:table-cell table:formula="of:=IF([$'master-pv_pn-5'.N18]=0;&quot;&quot;;[$'master-pv_pn-5'.N18])">
            <text:p/>
          </table:table-cell>
          <table:table-cell table:formula="of:=[$'master-pv_pn-5'.J18]" office:value-type="string" office:string-value="MAG,FERRITE ROD,1/4IN X 4IN,MATL=61" calcext:value-type="string">
            <text:p>MAG,FERRITE ROD,1/4IN X 4IN,MATL=61</text:p>
          </table:table-cell>
        </table:table-row>
        <table:table-row table:style-name="ro2">
          <table:table-cell table:formula="of:=[$'master-pv_pn-5'.A19]" office:value-type="float" office:value="18" calcext:value-type="float">
            <text:p>18</text:p>
          </table:table-cell>
          <table:table-cell table:formula="of:=[$'master-pv_pn-5'.F19]" office:value-type="float" office:value="90000003" calcext:value-type="float">
            <text:p>90000003</text:p>
          </table:table-cell>
          <table:table-cell table:formula="of:=IF([$'master-pv_pn-5'.N19]=0;&quot;&quot;;[$'master-pv_pn-5'.N19])">
            <text:p/>
          </table:table-cell>
          <table:table-cell table:formula="of:=[$'master-pv_pn-5'.J19]" office:value-type="string" office:string-value="TAPE,ELECTRICAL,3/4&quot;,BLUE,VINYL" calcext:value-type="string">
            <text:p>TAPE,ELECTRICAL,3/4",BLUE,VINYL</text:p>
          </table:table-cell>
        </table:table-row>
        <table:table-row table:style-name="ro2">
          <table:table-cell table:formula="of:=[$'master-pv_pn-5'.A20]" office:value-type="float" office:value="14" calcext:value-type="float">
            <text:p>14</text:p>
          </table:table-cell>
          <table:table-cell table:formula="of:=[$'master-pv_pn-5'.F20]" office:value-type="float" office:value="90000004" calcext:value-type="float">
            <text:p>90000004</text:p>
          </table:table-cell>
          <table:table-cell table:formula="of:=IF([$'master-pv_pn-5'.N20]=0;&quot;&quot;;[$'master-pv_pn-5'.N20])">
            <text:p/>
          </table:table-cell>
          <table:table-cell table:formula="of:=[$'master-pv_pn-5'.J20]" office:value-type="string" office:string-value="CONN,PHONE,F,MONO,PCB,3.5MM" calcext:value-type="string">
            <text:p>CONN,PHONE,F,MONO,PCB,3.5MM</text:p>
          </table:table-cell>
        </table:table-row>
        <table:table-row table:style-name="ro2">
          <table:table-cell table:formula="of:=[$'master-pv_pn-5'.A21]" office:value-type="float" office:value="13" calcext:value-type="float">
            <text:p>13</text:p>
          </table:table-cell>
          <table:table-cell table:formula="of:=[$'master-pv_pn-5'.F21]" office:value-type="float" office:value="90000005" calcext:value-type="float">
            <text:p>90000005</text:p>
          </table:table-cell>
          <table:table-cell table:formula="of:=IF([$'master-pv_pn-5'.N21]=0;&quot;&quot;;[$'master-pv_pn-5'.N21])">
            <text:p/>
          </table:table-cell>
          <table:table-cell table:formula="of:=[$'master-pv_pn-5'.J21]" office:value-type="string" office:string-value="CAPV,150-230PF,TOP ADJUST,PCB" calcext:value-type="string">
            <text:p>CAPV,150-230PF,TOP ADJUST,PCB</text:p>
          </table:table-cell>
        </table:table-row>
        <table:table-row table:style-name="ro2">
          <table:table-cell table:formula="of:=[$'master-pv_pn-5'.A22]" office:value-type="float" office:value="12" calcext:value-type="float">
            <text:p>12</text:p>
          </table:table-cell>
          <table:table-cell table:formula="of:=[$'master-pv_pn-5'.F22]" office:value-type="float" office:value="90000006" calcext:value-type="float">
            <text:p>90000006</text:p>
          </table:table-cell>
          <table:table-cell table:formula="of:=IF([$'master-pv_pn-5'.N22]=0;&quot;&quot;;[$'master-pv_pn-5'.N22])">
            <text:p/>
          </table:table-cell>
          <table:table-cell table:formula="of:=[$'master-pv_pn-5'.J22]" office:value-type="string" office:string-value="DIO,SIG,GERM,0A95,AXIAL,D0-7,GLASS" calcext:value-type="string">
            <text:p>DIO,SIG,GERM,0A95,AXIAL,D0-7,GLASS</text:p>
          </table:table-cell>
        </table:table-row>
        <table:table-row table:style-name="ro2">
          <table:table-cell table:formula="of:=[$'master-pv_pn-5'.A23]" office:value-type="float" office:value="11" calcext:value-type="float">
            <text:p>11</text:p>
          </table:table-cell>
          <table:table-cell table:formula="of:=[$'master-pv_pn-5'.F23]" office:value-type="float" office:value="90000007" calcext:value-type="float">
            <text:p>90000007</text:p>
          </table:table-cell>
          <table:table-cell table:formula="of:=IF([$'master-pv_pn-5'.N23]=0;&quot;&quot;;[$'master-pv_pn-5'.N23])">
            <text:p/>
          </table:table-cell>
          <table:table-cell table:formula="of:=[$'master-pv_pn-5'.J23]" office:value-type="string" office:string-value="CAP,ELEC,10UF,16V,20%,RADIAL,ROHS" calcext:value-type="string">
            <text:p>CAP,ELEC,10UF,16V,20%,RADIAL,ROHS</text:p>
          </table:table-cell>
        </table:table-row>
        <table:table-row table:style-name="ro2">
          <table:table-cell table:formula="of:=[$'master-pv_pn-5'.A24]" office:value-type="float" office:value="10" calcext:value-type="float">
            <text:p>10</text:p>
          </table:table-cell>
          <table:table-cell table:formula="of:=[$'master-pv_pn-5'.F24]" office:value-type="float" office:value="90000008" calcext:value-type="float">
            <text:p>90000008</text:p>
          </table:table-cell>
          <table:table-cell table:formula="of:=IF([$'master-pv_pn-5'.N24]=0;&quot;&quot;;[$'master-pv_pn-5'.N24])">
            <text:p/>
          </table:table-cell>
          <table:table-cell table:formula="of:=[$'master-pv_pn-5'.J24]" office:value-type="string" office:string-value="CAP,CER,33PF,100V,10%,RADIAL,ROHS" calcext:value-type="string">
            <text:p>CAP,CER,33PF,100V,10%,RADIAL,ROHS</text:p>
          </table:table-cell>
        </table:table-row>
        <table:table-row table:style-name="ro2">
          <table:table-cell table:formula="of:=[$'master-pv_pn-5'.A25]" office:value-type="float" office:value="9" calcext:value-type="float">
            <text:p>9</text:p>
          </table:table-cell>
          <table:table-cell table:formula="of:=[$'master-pv_pn-5'.F25]" office:value-type="float" office:value="90000009" calcext:value-type="float">
            <text:p>90000009</text:p>
          </table:table-cell>
          <table:table-cell table:formula="of:=IF([$'master-pv_pn-5'.N25]=0;&quot;&quot;;[$'master-pv_pn-5'.N25])">
            <text:p/>
          </table:table-cell>
          <table:table-cell table:formula="of:=[$'master-pv_pn-5'.J25]" office:value-type="string" office:string-value="CAP,CER,3300PF,100V,10%,RADIAL,ROHS" calcext:value-type="string">
            <text:p>CAP,CER,3300PF,100V,10%,RADIAL,ROHS</text:p>
          </table:table-cell>
        </table:table-row>
        <table:table-row table:style-name="ro2">
          <table:table-cell table:formula="of:=[$'master-pv_pn-5'.A26]" office:value-type="float" office:value="8" calcext:value-type="float">
            <text:p>8</text:p>
          </table:table-cell>
          <table:table-cell table:formula="of:=[$'master-pv_pn-5'.F26]" office:value-type="float" office:value="90000010" calcext:value-type="float">
            <text:p>90000010</text:p>
          </table:table-cell>
          <table:table-cell table:formula="of:=IF([$'master-pv_pn-5'.N26]=0;&quot;&quot;;[$'master-pv_pn-5'.N26])">
            <text:p/>
          </table:table-cell>
          <table:table-cell table:formula="of:=[$'master-pv_pn-5'.J26]" office:value-type="string" office:string-value="RES,AXIAL,2.0M,0.4W,1%,MF,ROHS" calcext:value-type="string">
            <text:p>RES,AXIAL,2.0M,0.4W,1%,MF,ROHS</text:p>
          </table:table-cell>
        </table:table-row>
        <table:table-row table:style-name="ro2">
          <table:table-cell table:formula="of:=[$'master-pv_pn-5'.A27]" office:value-type="float" office:value="7" calcext:value-type="float">
            <text:p>7</text:p>
          </table:table-cell>
          <table:table-cell table:formula="of:=[$'master-pv_pn-5'.F27]" office:value-type="float" office:value="90000011" calcext:value-type="float">
            <text:p>90000011</text:p>
          </table:table-cell>
          <table:table-cell table:formula="of:=IF([$'master-pv_pn-5'.N27]=0;&quot;&quot;;[$'master-pv_pn-5'.N27])">
            <text:p/>
          </table:table-cell>
          <table:table-cell table:formula="of:=[$'master-pv_pn-5'.J27]" office:value-type="string" office:string-value="RES,AXIAL,5.6M,0.4W,1%,MF,ROHS" calcext:value-type="string">
            <text:p>RES,AXIAL,5.6M,0.4W,1%,MF,ROHS</text:p>
          </table:table-cell>
        </table:table-row>
        <table:table-row table:style-name="ro2">
          <table:table-cell table:formula="of:=[$'master-pv_pn-5'.A28]" office:value-type="float" office:value="5" calcext:value-type="float">
            <text:p>5</text:p>
          </table:table-cell>
          <table:table-cell table:formula="of:=[$'master-pv_pn-5'.F28]" office:value-type="float" office:value="90000012" calcext:value-type="float">
            <text:p>90000012</text:p>
          </table:table-cell>
          <table:table-cell table:formula="of:=IF([$'master-pv_pn-5'.N28]=0;&quot;&quot;;[$'master-pv_pn-5'.N28])">
            <text:p/>
          </table:table-cell>
          <table:table-cell table:formula="of:=[$'master-pv_pn-5'.J28]" office:value-type="string" office:string-value="EARPH,MONO,HI-Z,3.5MM" calcext:value-type="string">
            <text:p>EARPH,MONO,HI-Z,3.5MM</text:p>
          </table:table-cell>
        </table:table-row>
        <table:table-row table:style-name="ro2">
          <table:table-cell table:formula="of:=[$'master-pv_pn-5'.A29]" office:value-type="float" office:value="4" calcext:value-type="float">
            <text:p>4</text:p>
          </table:table-cell>
          <table:table-cell table:formula="of:=[$'master-pv_pn-5'.F29]" office:value-type="float" office:value="90000013" calcext:value-type="float">
            <text:p>90000013</text:p>
          </table:table-cell>
          <table:table-cell table:formula="of:=IF([$'master-pv_pn-5'.N29]=0;&quot;&quot;;[$'master-pv_pn-5'.N29])">
            <text:p/>
          </table:table-cell>
          <table:table-cell table:formula="of:=[$'master-pv_pn-5'.J29]" office:value-type="string" office:string-value="WIRE,SOLID,18AWG,WHITE,POLY" calcext:value-type="string">
            <text:p>WIRE,SOLID,18AWG,WHITE,POLY</text:p>
          </table:table-cell>
        </table:table-row>
        <table:table-row table:style-name="ro2">
          <table:table-cell table:formula="of:=[$'master-pv_pn-5'.A30]" office:value-type="float" office:value="30" calcext:value-type="float">
            <text:p>30</text:p>
          </table:table-cell>
          <table:table-cell table:formula="of:=[$'master-pv_pn-5'.F30]" office:value-type="float" office:value="90000014" calcext:value-type="float">
            <text:p>90000014</text:p>
          </table:table-cell>
          <table:table-cell table:formula="of:=IF([$'master-pv_pn-5'.N30]=0;&quot;&quot;;[$'master-pv_pn-5'.N30])">
            <text:p/>
          </table:table-cell>
          <table:table-cell table:formula="of:=[$'master-pv_pn-5'.J30]" office:value-type="string" office:string-value="CONN,BINDING POST BANANA,INSUL,GRN" calcext:value-type="string">
            <text:p>CONN,BINDING POST BANANA,INSUL,GRN</text:p>
          </table:table-cell>
        </table:table-row>
        <table:table-row table:style-name="ro2">
          <table:table-cell table:formula="of:=[$'master-pv_pn-5'.A31]" office:value-type="float" office:value="31" calcext:value-type="float">
            <text:p>31</text:p>
          </table:table-cell>
          <table:table-cell table:formula="of:=[$'master-pv_pn-5'.F31]" office:value-type="float" office:value="90000015" calcext:value-type="float">
            <text:p>90000015</text:p>
          </table:table-cell>
          <table:table-cell table:formula="of:=IF([$'master-pv_pn-5'.N31]=0;&quot;&quot;;[$'master-pv_pn-5'.N31])">
            <text:p/>
          </table:table-cell>
          <table:table-cell table:formula="of:=[$'master-pv_pn-5'.J31]" office:value-type="string" office:string-value="CONN,BINDING POST BANANA,INSUL,YEL" calcext:value-type="string">
            <text:p>CONN,BINDING POST BANANA,INSUL,YEL</text:p>
          </table:table-cell>
        </table:table-row>
        <table:table-row table:style-name="ro2">
          <table:table-cell table:formula="of:=[$'master-pv_pn-5'.A32]" office:value-type="float" office:value="23" calcext:value-type="float">
            <text:p>23</text:p>
          </table:table-cell>
          <table:table-cell table:formula="of:=[$'master-pv_pn-5'.F32]" office:value-type="float" office:value="90000016" calcext:value-type="float">
            <text:p>90000016</text:p>
          </table:table-cell>
          <table:table-cell table:formula="of:=IF([$'master-pv_pn-5'.N32]=0;&quot;&quot;;[$'master-pv_pn-5'.N32])">
            <text:p/>
          </table:table-cell>
          <table:table-cell table:formula="of:=[$'master-pv_pn-5'.J32]" office:value-type="string" office:string-value="CONN,RING,16-22AWG,#4,RED" calcext:value-type="string">
            <text:p>CONN,RING,16-22AWG,#4,RED</text:p>
          </table:table-cell>
        </table:table-row>
        <table:table-row table:style-name="ro2">
          <table:table-cell table:formula="of:=[$'master-pv_pn-5'.A33]" office:value-type="float" office:value="24" calcext:value-type="float">
            <text:p>24</text:p>
          </table:table-cell>
          <table:table-cell table:formula="of:=[$'master-pv_pn-5'.F33]" office:value-type="float" office:value="90000017" calcext:value-type="float">
            <text:p>90000017</text:p>
          </table:table-cell>
          <table:table-cell table:formula="of:=IF([$'master-pv_pn-5'.N33]=0;&quot;&quot;;[$'master-pv_pn-5'.N33])">
            <text:p/>
          </table:table-cell>
          <table:table-cell table:formula="of:=[$'master-pv_pn-5'.J33]" office:value-type="string" office:string-value="WIRE,STRANDED,16AWG,GREEN,POLY" calcext:value-type="string">
            <text:p>WIRE,STRANDED,16AWG,GREEN,POLY</text:p>
          </table:table-cell>
        </table:table-row>
        <table:table-row table:style-name="ro2">
          <table:table-cell table:formula="of:=[$'master-pv_pn-5'.A34]" office:value-type="float" office:value="25" calcext:value-type="float">
            <text:p>25</text:p>
          </table:table-cell>
          <table:table-cell table:formula="of:=[$'master-pv_pn-5'.F34]" office:value-type="float" office:value="90000018" calcext:value-type="float">
            <text:p>90000018</text:p>
          </table:table-cell>
          <table:table-cell table:formula="of:=IF([$'master-pv_pn-5'.N34]=0;&quot;&quot;;[$'master-pv_pn-5'.N34])">
            <text:p/>
          </table:table-cell>
          <table:table-cell table:formula="of:=[$'master-pv_pn-5'.J34]" office:value-type="string" office:string-value="WIRE,STRANDED,16AWG,YELLOW,POLY" calcext:value-type="string">
            <text:p>WIRE,STRANDED,16AWG,YELLOW,POLY</text:p>
          </table:table-cell>
        </table:table-row>
      </table:table>
      <table:table table:name="tryton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9" table:number-columns-repeated="2" table:default-cell-style-name="ce1"/>
        <table:table-row table:style-name="ro1">
          <table:table-cell office:value-type="string" calcext:value-type="string">
            <text:p>Variants/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fault UOM</text:p>
          </table:table-cell>
          <table:table-cell table:style-name="Default" office:value-type="string" calcext:value-type="string">
            <text:p>List Price</text:p>
          </table:table-cell>
          <table:table-cell table:style-name="Default" office:value-type="string" calcext:value-type="string">
            <text:p>Cost Price</text:p>
          </table:table-cell>
        </table:table-row>
        <table:table-row table:style-name="ro2">
          <table:table-cell table:formula="of:=[$'master-pv_pn-5'.F2]" office:value-type="float" office:value="60000001" calcext:value-type="float">
            <text:p>60000001</text:p>
          </table:table-cell>
          <table:table-cell table:formula="of:=[$'master-pv_pn-5'.J2]" office:value-type="string" office:string-value="ASSY,FIELD SPARES,AIRCRAFT WIRELESS" calcext:value-type="string">
            <text:p>ASSY,FIELD SPARES,AIRCRAFT WIRELE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3]" office:value-type="float" office:value="10000002" calcext:value-type="float">
            <text:p>10000002</text:p>
          </table:table-cell>
          <table:table-cell table:formula="of:=[$'master-pv_pn-5'.J3]" office:value-type="string" office:string-value="ENCL,AIRCRAFT WIRELESS" calcext:value-type="string">
            <text:p>ENCL,AIRCRAFT WIRELE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4]" office:value-type="float" office:value="10000003" calcext:value-type="float">
            <text:p>10000003</text:p>
          </table:table-cell>
          <table:table-cell table:formula="of:=[$'master-pv_pn-5'.J4]" office:value-type="string" office:string-value="ASSY,MKTG,AIRCRAFT WIRELESS" calcext:value-type="string">
            <text:p>ASSY,MKTG,AIRCRAFT WIRELE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5]" office:value-type="float" office:value="20000001" calcext:value-type="float">
            <text:p>20000001</text:p>
          </table:table-cell>
          <table:table-cell table:formula="of:=[$'master-pv_pn-5'.J5]" office:value-type="string" office:string-value="IND,830UH,AIRCRAFT WIRELESS" calcext:value-type="string">
            <text:p>IND,830UH,AIRCRAFT WIRELE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6]" office:value-type="float" office:value="20000002" calcext:value-type="float">
            <text:p>20000002</text:p>
          </table:table-cell>
          <table:table-cell table:formula="of:=[$'master-pv_pn-5'.J6]" office:value-type="string" office:string-value="PCB,AIRCRAFT WIRELESS" calcext:value-type="string">
            <text:p>PCB,AIRCRAFT WIRELE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7]" office:value-type="float" office:value="20000003" calcext:value-type="float">
            <text:p>20000003</text:p>
          </table:table-cell>
          <table:table-cell table:formula="of:=[$'master-pv_pn-5'.J7]" office:value-type="string" office:string-value="PCA,AIRCRAFT WIRELESS" calcext:value-type="string">
            <text:p>PCA,AIRCRAFT WIRELE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8]" office:value-type="float" office:value="10000001" calcext:value-type="float">
            <text:p>10000001</text:p>
          </table:table-cell>
          <table:table-cell table:formula="of:=[$'master-pv_pn-5'.J8]" office:value-type="string" office:string-value="ASSY,AIRCRAFT WIRELESS" calcext:value-type="string">
            <text:p>ASSY,AIRCRAFT WIRELE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9]" office:value-type="float" office:value="50000001" calcext:value-type="float">
            <text:p>50000001</text:p>
          </table:table-cell>
          <table:table-cell table:formula="of:=[$'master-pv_pn-5'.J9]" office:value-type="string" office:string-value="DOC,USER,AIRCRAFT WIRELESS" calcext:value-type="string">
            <text:p>DOC,USER,AIRCRAFT WIRELE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0]" office:value-type="float" office:value="80000001" calcext:value-type="float">
            <text:p>80000001</text:p>
          </table:table-cell>
          <table:table-cell table:formula="of:=[$'master-pv_pn-5'.J10]" office:value-type="string" office:string-value="BOX,IP54,4.74X3.13X2.17&quot;,ALUM,BLK,SCREWS" calcext:value-type="string">
            <text:p>BOX,IP54,4.74X3.13X2.17",ALUM,BLK,SCREW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1]" office:value-type="float" office:value="80000002" calcext:value-type="float">
            <text:p>80000002</text:p>
          </table:table-cell>
          <table:table-cell table:formula="of:=[$'master-pv_pn-5'.J11]" office:value-type="string" office:string-value="STANDOFF,HEX,4-40,0.75&quot;L,NYLON" calcext:value-type="string">
            <text:p>STANDOFF,HEX,4-40,0.75"L,NYL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2]" office:value-type="float" office:value="80000003" calcext:value-type="float">
            <text:p>80000003</text:p>
          </table:table-cell>
          <table:table-cell table:formula="of:=[$'master-pv_pn-5'.J12]" office:value-type="string" office:string-value="SCREW,MACHINE,PHIL,4-40X1/4,SS" calcext:value-type="string">
            <text:p>SCREW,MACHINE,PHIL,4-40X1/4,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3]" office:value-type="float" office:value="80000004" calcext:value-type="float">
            <text:p>80000004</text:p>
          </table:table-cell>
          <table:table-cell table:formula="of:=[$'master-pv_pn-5'.J13]" office:value-type="string" office:string-value="WASHER,FLAT,4-40" calcext:value-type="string">
            <text:p>WASHER,FLAT,4-40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4]" office:value-type="float" office:value="80000005" calcext:value-type="float">
            <text:p>80000005</text:p>
          </table:table-cell>
          <table:table-cell table:formula="of:=[$'master-pv_pn-5'.J14]" office:value-type="string" office:string-value="BOX,SHIPPING,5X4X2,CARDBOARD,WHITE" calcext:value-type="string">
            <text:p>BOX,SHIPPING,5X4X2,CARDBOARD,WHIT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5]" office:value-type="float" office:value="80000006" calcext:value-type="float">
            <text:p>80000006</text:p>
          </table:table-cell>
          <table:table-cell table:formula="of:=[$'master-pv_pn-5'.J15]" office:value-type="string" office:string-value="STANDOFF,HEX,4-40,0.5&quot;L,ALUM" calcext:value-type="string">
            <text:p>STANDOFF,HEX,4-40,0.5"L,ALUM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6]" office:value-type="float" office:value="80000007" calcext:value-type="float">
            <text:p>80000007</text:p>
          </table:table-cell>
          <table:table-cell table:formula="of:=[$'master-pv_pn-5'.J16]" office:value-type="string" office:string-value="WASHER,LOCK,#4,INTERNAL TOOTH" calcext:value-type="string">
            <text:p>WASHER,LOCK,#4,INTERNAL TOOTH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7]" office:value-type="float" office:value="90000001" calcext:value-type="float">
            <text:p>90000001</text:p>
          </table:table-cell>
          <table:table-cell table:formula="of:=[$'master-pv_pn-5'.J17]" office:value-type="string" office:string-value="WIRE,MAGNET,38AWG,POLY" calcext:value-type="string">
            <text:p>WIRE,MAGNET,38AWG,POLY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8]" office:value-type="float" office:value="90000002" calcext:value-type="float">
            <text:p>90000002</text:p>
          </table:table-cell>
          <table:table-cell table:formula="of:=[$'master-pv_pn-5'.J18]" office:value-type="string" office:string-value="MAG,FERRITE ROD,1/4IN X 4IN,MATL=61" calcext:value-type="string">
            <text:p>MAG,FERRITE ROD,1/4IN X 4IN,MATL=61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19]" office:value-type="float" office:value="90000003" calcext:value-type="float">
            <text:p>90000003</text:p>
          </table:table-cell>
          <table:table-cell table:formula="of:=[$'master-pv_pn-5'.J19]" office:value-type="string" office:string-value="TAPE,ELECTRICAL,3/4&quot;,BLUE,VINYL" calcext:value-type="string">
            <text:p>TAPE,ELECTRICAL,3/4",BLUE,VINYL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0]" office:value-type="float" office:value="90000004" calcext:value-type="float">
            <text:p>90000004</text:p>
          </table:table-cell>
          <table:table-cell table:formula="of:=[$'master-pv_pn-5'.J20]" office:value-type="string" office:string-value="CONN,PHONE,F,MONO,PCB,3.5MM" calcext:value-type="string">
            <text:p>CONN,PHONE,F,MONO,PCB,3.5MM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1]" office:value-type="float" office:value="90000005" calcext:value-type="float">
            <text:p>90000005</text:p>
          </table:table-cell>
          <table:table-cell table:formula="of:=[$'master-pv_pn-5'.J21]" office:value-type="string" office:string-value="CAPV,150-230PF,TOP ADJUST,PCB" calcext:value-type="string">
            <text:p>CAPV,150-230PF,TOP ADJUST,PCB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2]" office:value-type="float" office:value="90000006" calcext:value-type="float">
            <text:p>90000006</text:p>
          </table:table-cell>
          <table:table-cell table:formula="of:=[$'master-pv_pn-5'.J22]" office:value-type="string" office:string-value="DIO,SIG,GERM,0A95,AXIAL,D0-7,GLASS" calcext:value-type="string">
            <text:p>DIO,SIG,GERM,0A95,AXIAL,D0-7,GLAS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3]" office:value-type="float" office:value="90000007" calcext:value-type="float">
            <text:p>90000007</text:p>
          </table:table-cell>
          <table:table-cell table:formula="of:=[$'master-pv_pn-5'.J23]" office:value-type="string" office:string-value="CAP,ELEC,10UF,16V,20%,RADIAL,ROHS" calcext:value-type="string">
            <text:p>CAP,ELEC,10UF,16V,20%,RADIAL,ROH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4]" office:value-type="float" office:value="90000008" calcext:value-type="float">
            <text:p>90000008</text:p>
          </table:table-cell>
          <table:table-cell table:formula="of:=[$'master-pv_pn-5'.J24]" office:value-type="string" office:string-value="CAP,CER,33PF,100V,10%,RADIAL,ROHS" calcext:value-type="string">
            <text:p>CAP,CER,33PF,100V,10%,RADIAL,ROH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5]" office:value-type="float" office:value="90000009" calcext:value-type="float">
            <text:p>90000009</text:p>
          </table:table-cell>
          <table:table-cell table:formula="of:=[$'master-pv_pn-5'.J25]" office:value-type="string" office:string-value="CAP,CER,3300PF,100V,10%,RADIAL,ROHS" calcext:value-type="string">
            <text:p>CAP,CER,3300PF,100V,10%,RADIAL,ROH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6]" office:value-type="float" office:value="90000010" calcext:value-type="float">
            <text:p>90000010</text:p>
          </table:table-cell>
          <table:table-cell table:formula="of:=[$'master-pv_pn-5'.J26]" office:value-type="string" office:string-value="RES,AXIAL,2.0M,0.4W,1%,MF,ROHS" calcext:value-type="string">
            <text:p>RES,AXIAL,2.0M,0.4W,1%,MF,ROH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7]" office:value-type="float" office:value="90000011" calcext:value-type="float">
            <text:p>90000011</text:p>
          </table:table-cell>
          <table:table-cell table:formula="of:=[$'master-pv_pn-5'.J27]" office:value-type="string" office:string-value="RES,AXIAL,5.6M,0.4W,1%,MF,ROHS" calcext:value-type="string">
            <text:p>RES,AXIAL,5.6M,0.4W,1%,MF,ROHS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8]" office:value-type="float" office:value="90000012" calcext:value-type="float">
            <text:p>90000012</text:p>
          </table:table-cell>
          <table:table-cell table:formula="of:=[$'master-pv_pn-5'.J28]" office:value-type="string" office:string-value="EARPH,MONO,HI-Z,3.5MM" calcext:value-type="string">
            <text:p>EARPH,MONO,HI-Z,3.5MM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29]" office:value-type="float" office:value="90000013" calcext:value-type="float">
            <text:p>90000013</text:p>
          </table:table-cell>
          <table:table-cell table:formula="of:=[$'master-pv_pn-5'.J29]" office:value-type="string" office:string-value="WIRE,SOLID,18AWG,WHITE,POLY" calcext:value-type="string">
            <text:p>WIRE,SOLID,18AWG,WHITE,POLY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30]" office:value-type="float" office:value="90000014" calcext:value-type="float">
            <text:p>90000014</text:p>
          </table:table-cell>
          <table:table-cell table:formula="of:=[$'master-pv_pn-5'.J30]" office:value-type="string" office:string-value="CONN,BINDING POST BANANA,INSUL,GRN" calcext:value-type="string">
            <text:p>CONN,BINDING POST BANANA,INSUL,GR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31]" office:value-type="float" office:value="90000015" calcext:value-type="float">
            <text:p>90000015</text:p>
          </table:table-cell>
          <table:table-cell table:formula="of:=[$'master-pv_pn-5'.J31]" office:value-type="string" office:string-value="CONN,BINDING POST BANANA,INSUL,YEL" calcext:value-type="string">
            <text:p>CONN,BINDING POST BANANA,INSUL,YEL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32]" office:value-type="float" office:value="90000016" calcext:value-type="float">
            <text:p>90000016</text:p>
          </table:table-cell>
          <table:table-cell table:formula="of:=[$'master-pv_pn-5'.J32]" office:value-type="string" office:string-value="CONN,RING,16-22AWG,#4,RED" calcext:value-type="string">
            <text:p>CONN,RING,16-22AWG,#4,RED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33]" office:value-type="float" office:value="90000017" calcext:value-type="float">
            <text:p>90000017</text:p>
          </table:table-cell>
          <table:table-cell table:formula="of:=[$'master-pv_pn-5'.J33]" office:value-type="string" office:string-value="WIRE,STRANDED,16AWG,GREEN,POLY" calcext:value-type="string">
            <text:p>WIRE,STRANDED,16AWG,GREEN,POLY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  <table:table-row table:style-name="ro2">
          <table:table-cell table:formula="of:=[$'master-pv_pn-5'.F34]" office:value-type="float" office:value="90000018" calcext:value-type="float">
            <text:p>90000018</text:p>
          </table:table-cell>
          <table:table-cell table:formula="of:=[$'master-pv_pn-5'.J34]" office:value-type="string" office:string-value="WIRE,STRANDED,16AWG,YELLOW,POLY" calcext:value-type="string">
            <text:p>WIRE,STRANDED,16AWG,YELLOW,POLY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6:04:38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6:12:17.189000000</dc:date>
    <meta:generator>LibreOffice/4.3.0.4$Windows_x86 LibreOffice_project/62ad5818884a2fc2e5780dd45466868d41009ec0</meta:generator>
    <meta:editing-duration>PT59M15S</meta:editing-duration>
    <meta:editing-cycles>4</meta:editing-cycles>
    <meta:document-statistic meta:table-count="4" meta:cell-count="1627" meta:object-count="0"/>
  </office:meta>
</office:document-meta>
</file>